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0pt" fo:font-weight="bold" officeooo:rsid="000a6959" officeooo:paragraph-rsid="000a6959" style:font-size-asian="20pt" style:font-weight-asian="bold" style:font-size-complex="20pt" style:font-weight-complex="bold"/>
    </style:style>
    <style:style style:name="P2" style:family="paragraph" style:parent-style-name="Heading_20_1">
      <style:text-properties officeooo:rsid="00077bad" officeooo:paragraph-rsid="00077bad"/>
    </style:style>
    <style:style style:name="P3" style:family="paragraph" style:parent-style-name="normal" style:list-style-name="L8">
      <style:text-properties officeooo:paragraph-rsid="00077bad"/>
    </style:style>
    <style:style style:name="P4" style:family="paragraph" style:parent-style-name="normal" style:list-style-name="L8">
      <style:text-properties officeooo:paragraph-rsid="000a4ce1"/>
    </style:style>
    <style:style style:name="P5" style:family="paragraph" style:parent-style-name="normal" style:list-style-name="L8">
      <style:text-properties officeooo:rsid="00089fb7" officeooo:paragraph-rsid="00089fb7"/>
    </style:style>
    <style:style style:name="P6" style:family="paragraph" style:parent-style-name="normal" style:list-style-name="L8">
      <style:text-properties officeooo:rsid="000a6959" officeooo:paragraph-rsid="000a6959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Liberation Sans" officeooo:paragraph-rsid="00077bad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Liberation Sans" fo:font-size="22pt" style:text-underline-style="solid" style:text-underline-width="auto" style:text-underline-color="font-color" fo:font-weight="bold" officeooo:paragraph-rsid="00077bad" style:font-size-asian="22pt" style:font-weight-asian="bold" style:font-size-complex="22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Liberation Sans" fo:font-size="12pt" fo:font-weight="bold" officeooo:paragraph-rsid="00077bad" style:font-size-asian="12pt" style:font-weight-asian="bold" style:font-size-complex="12pt"/>
    </style:style>
    <style:style style:name="P10" style:family="paragraph" style:parent-style-name="normal" style:list-style-name="WWNum6">
      <loext:graphic-properties draw:fill="none" draw:fill-color="#ffffff"/>
      <style:paragraph-properties fo:margin-left="1.27cm" fo:margin-right="0cm" fo:margin-top="0cm" fo:margin-bottom="0cm" loext:contextual-spacing="false" fo:line-height="200%" fo:text-align="start" style:justify-single-word="false" fo:keep-together="auto" fo:orphans="0" fo:widows="0" fo:text-indent="-0.635cm" style:auto-text-indent="false" fo:background-color="transparent" fo:padding="0cm" fo:border="none" fo:keep-with-next="auto"/>
      <style:text-properties style:font-name="Liberation Sans" officeooo:paragraph-rsid="00077bad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77bad"/>
    </style:style>
    <style:style style:name="T6" style:family="text">
      <style:text-properties style:font-name="Liberation Sans" officeooo:rsid="00089fb7"/>
    </style:style>
    <style:style style:name="T7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Sans" officeooo:rsid="000a4ce1"/>
    </style:style>
    <style:style style:name="T9" style:family="text">
      <style:text-properties style:font-name="Liberation Sans" fo:font-weight="bold" style:font-weight-asian="bold" style:font-weight-complex="bold"/>
    </style:style>
    <style:style style:name="T10" style:family="text">
      <style:text-properties style:font-name="Liberation Sans" fo:font-weight="bold" officeooo:rsid="000a6959" style:font-weight-asian="bold" style:font-weight-complex="bold"/>
    </style:style>
    <style:style style:name="T11" style:family="text">
      <style:text-properties style:font-name="Liberation Sans" fo:font-weight="normal" officeooo:rsid="000a4ce1" style:font-weight-asian="normal" style:font-weight-complex="normal"/>
    </style:style>
    <style:style style:name="T12" style:family="text">
      <style:text-properties style:font-name="Liberation Sans" fo:font-weight="normal" officeooo:rsid="000a6959" style:font-weight-asian="normal" style:font-weight-complex="normal"/>
    </style:style>
    <style:style style:name="T13" style:family="text">
      <style:text-properties style:font-name="Liberation Sans" officeooo:rsid="000a6959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8cm" fo:text-indent="-0.635cm" fo:margin-left="7.738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Python Data Types Tasks</text:span></text:p>
      <text:p text:style-name="P8"/>
      <text:p text:style-name="P7"><text:span text:style-name="T2">Task 1 (No coding) Basic concepts.</text:span></text:p>
      <text:p text:style-name="P9"/>
      <text:list xml:id="list3699402132" text:style-name="WWNum6">
        <text:list-item>
          <text:p text:style-name="P10"><text:span text:style-name="T3">Write a list of the differences between a list and a dictionary in Python.</text:span></text:p>
        </text:list-item>
        <text:list-item>
          <text:p text:style-name="P10"><text:span text:style-name="T3">How will you capitalize the first letter of a string?</text:span></text:p>
        </text:list-item>
        <text:list-item>
          <text:p text:style-name="P10"><text:span text:style-name="T3">What basic data types can you name in Python?</text:span></text:p>
        </text:list-item>
        <text:list-item>
          <text:p text:style-name="P10"><text:span text:style-name="T3">What is the output of print(str) if str = ‘“Hello World!”?</text:span></text:p>
        </text:list-item>
        <text:list-item>
          <text:p text:style-name="P10"><text:span text:style-name="T3">What is the output of print str[2:5] if str = “Hello World!”?</text:span></text:p>
        </text:list-item>
        <text:list-item>
          <text:p text:style-name="P10"><text:span text:style-name="T3">What is the output of print str[2:] if str = “Hello World!”?</text:span></text:p>
        </text:list-item>
        <text:list-item>
          <text:p text:style-name="P10"><text:span text:style-name="T3">How will you get all the keys from the dictionary?</text:span></text:p>
        </text:list-item>
        <text:list-item>
          <text:p text:style-name="P10"><text:span text:style-name="T3">How will you get the length of the string?</text:span></text:p>
        </text:list-item>
      </text:list>
      <text:h text:style-name="P2" text:outline-level="1">ANSWERS</text:h>
      <text:list xml:id="list3075353322" text:style-name="L8">
        <text:list-item>
          <text:p text:style-name="P3"><text:span text:style-name="T4">A list </text:span><text:span text:style-name="T5">is something that </text:span><text:span text:style-name="T4">contains items </text:span><text:span text:style-name="T5">that are </text:span><text:span text:style-name="T4">separated by commas and enclosed within square brackets. </text:span><text:span text:style-name="T5">To create a list, simply add commas to separate your values all between square brackets. </text:span><text:span text:style-name="T6">Lists also remain ordered, they can be of any type and positions can be accessed via numeric, indices.</text:span><text:span text:style-name="T5"> A dictionar</text:span><text:span text:style-name="T6">y however </text:span><text:span text:style-name="T5"><text:s/></text:span><text:span text:style-name="T6">are unordered sets and they are accessed via keys instead of their position (indexing), dictionary sets are indicated within curly brackets.</text:span></text:p>
        </text:list-item>
        <text:list-item>
          <text:p text:style-name="P3"><text:span text:style-name="T6">To capitalize the first letter of a string, use th</text:span><text:span text:style-name="T4">e </text:span><text:span text:style-name="T7">capitalize()</text:span><text:span text:style-name="T4"> method </text:span><text:span text:style-name="T6">which will </text:span><text:span text:style-name="T4">convert the first character of a string to capital </text:span><text:span text:style-name="T6">l</text:span><text:span text:style-name="T4">etter.</text:span></text:p>
        </text:list-item>
        <text:list-item>
          <text:p text:style-name="P5"><text:span text:style-name="T4">Boolean, string, dictionary, float, integer and complex.</text:span></text:p>
        </text:list-item>
        <text:list-item>
          <text:p text:style-name="P4"><text:span text:style-name="T8">The output will be </text:span><text:span text:style-name="T9">Hello World! </text:span></text:p>
        </text:list-item>
        <text:list-item>
          <text:p text:style-name="P4"><text:span text:style-name="T11">The output will be l and a space. [l ]</text:span></text:p>
        </text:list-item>
        <text:list-item>
          <text:p text:style-name="P4"><text:span text:style-name="T4">It will print characters starting from 3rd character. </text:span><text:span text:style-name="T8">So the o</text:span><text:span text:style-name="T4">utput would be </text:span></text:p>
          <text:p text:style-name="P4"><text:span text:style-name="T9">llo World!</text:span></text:p>
        </text:list-item>
        <text:list-item>
          <text:p text:style-name="P6"><text:span text:style-name="T4">Use the syntax </text:span><text:span text:style-name="T9">dict.keys()</text:span></text:p>
        </text:list-item>
        <text:list-item>
          <text:p text:style-name="P4"><text:span text:style-name="T13">By typing </text:span><text:span text:style-name="T10">print(len(“insert your defined variable)) </text:span><text:span text:style-name="T12">and then run your program.</text:span><text:span text:style-name="T4"><text:line-break/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635cm" fo:margin-left="3.81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08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635cm" fo:margin-left="7.62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8.89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16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20pt" fo:font-weight="bold" officeooo:rsid="000a6959" officeooo:paragraph-rsid="000a6959" style:font-size-asian="20pt" style:font-weight-asian="bold" style:font-size-complex="20pt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<text:span text:style-name="MT1">ZOE ENGEL</text:span></text:p>
        <text:p text:style-name="MP1">CLASS: <text:span text:style-name="MT1">1</text:span></text:p>
        <text:p text:style-name="MP1">DATE: <text:span text:style-name="MT1">2020-09-2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2T11:35:33.289088002</meta:creation-date>
    <dc:date>2020-09-22T12:20:38.176384308</dc:date>
    <meta:editing-duration>PT7M24S</meta:editing-duration>
    <meta:editing-cycles>1</meta:editing-cycles>
    <meta:document-statistic meta:table-count="0" meta:image-count="0" meta:object-count="0" meta:page-count="1" meta:paragraph-count="23" meta:word-count="272" meta:character-count="1498" meta:non-whitespace-character-count="1260"/>
    <meta:generator>LibreOffice/6.4.5.2$Linux_X86_64 LibreOffice_project/40$Build-2</meta:generator>
  </office:meta>
</office:document-meta>
</file>